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4cm" svg:height="3.2cm" svg:x="0cm" svg:y="0cm">
          <text:p text:style-name="P1">Función de</text:p>
          <text:p text:style-name="P1">eliminación de</text:p>
          <text:p text:style-name="P1">Elementos</text:p>
          <text:p text:style-name="P1">antigu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.6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2cm" svg:height="3.4cm" svg:x="5.4cm" svg:y="0cm">
          <text:p text:style-name="P2">E := Elemento CUSUM</text:p>
          <text:p text:style-name="P2"><text:span text:style-name="T1">t</text:span><text:span text:style-name="T2">0</text:span><text:span text:style-name="T1"> := Marca de tiempo de E</text:span></text:p>
          <text:p text:style-name="P2">L := Lista de CUSUM libres</text:p>
          <text:p text:style-name="P2">U := Lista de CUSUM usad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399cm" svg:height="1.399cm" svg:x="6.601cm" svg:y="5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3" draw:text-style-name="P1" draw:layer="layout" svg:width="1.398cm" svg:height="1.399cm" svg:x="6.602cm" svg:y="20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719cm" svg:height="1.72cm" svg:x="6.441cm" svg:y="19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xml:id="id4" draw:id="id4" draw:layer="layout" svg:width="5.042cm" svg:height="2.181cm" svg:x="1.679cm" svg:y="13.707cm">
          <text:p text:style-name="P1">U.eliminar(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5.1cm" svg:height="4.59cm" svg:x="4.75cm" svg:y="7.71cm">
          <text:p text:style-name="P1">¿ (E = U.last())</text:p>
          <text:p text:style-name="P1">!= NULL ?</text:p>
          <text:p text:style-name="P1">o</text:p>
          <text:p text:style-name="P1">E.timestamp &gt; t<text:span text:style-name="T2">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" draw:layer="layout" draw:line-skew="2.048cm" svg:x1="9.85cm" svg:y1="10.005cm" svg:x2="8.16cm" svg:y2="20.74cm" draw:start-shape="id1" draw:start-glue-point="7" draw:end-shape="id2" draw:end-glue-point="1" svg:d="M9850 10005h2550v10735h-4240" svg:viewBox="0 0 4241 10736">
          <text:p text:style-name="P1"><text:s text:c="17"/>No</text:p>
        </draw:connector>
        <draw:connector draw:style-name="gr7" draw:text-style-name="P1" draw:layer="layout" draw:type="line" svg:x1="7.301cm" svg:y1="6.666cm" svg:x2="7.3cm" svg:y2="7.71cm" draw:start-shape="id3" draw:start-glue-point="8" draw:end-shape="id1" draw:end-glue-point="4" svg:d="M7301 6666l-1 1044" svg:viewBox="0 0 2 1045">
          <text:p/>
        </draw:connector>
        <draw:custom-shape draw:style-name="gr5" draw:text-style-name="P1" xml:id="id5" draw:id="id5" draw:layer="layout" svg:width="5.042cm" svg:height="2.181cm" svg:x="1.681cm" svg:y="16.707cm">
          <text:p text:style-name="P1">L.añadir(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4.2cm" svg:y1="15.888cm" svg:x2="4.202cm" svg:y2="16.707cm" draw:start-shape="id4" draw:start-glue-point="2" draw:end-shape="id5" draw:end-glue-point="0" svg:d="M4200 15888l2 819" svg:viewBox="0 0 3 820">
          <text:p/>
        </draw:connector>
        <draw:connector draw:style-name="gr7" draw:text-style-name="P1" draw:layer="layout" svg:x1="6.723cm" svg:y1="17.797cm" svg:x2="7.3cm" svg:y2="12.3cm" draw:start-shape="id5" draw:start-glue-point="1" draw:end-shape="id1" draw:end-glue-point="6" svg:d="M6723 17797h577v-5497" svg:viewBox="0 0 578 5498">
          <text:p/>
        </draw:connector>
        <draw:connector draw:style-name="gr6" draw:text-style-name="P1" draw:layer="layout" svg:x1="4.75cm" svg:y1="10.005cm" svg:x2="4.2cm" svg:y2="13.707cm" draw:start-shape="id1" draw:start-glue-point="5" draw:end-shape="id4" draw:end-glue-point="0" svg:d="M4750 10005h-550v3702" svg:viewBox="0 0 551 3703">
          <text:p text:style-name="P1">Sí <text:s text:c="9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14:49.048488467</meta:creation-date>
    <dc:date>2014-09-08T20:29:48.775192084</dc:date>
    <dc:creator>Eugenio Pérez Martín</dc:creator>
    <meta:editing-duration>PT5H19M16S</meta:editing-duration>
    <meta:editing-cycles>12</meta:editing-cycles>
    <meta:generator>LibreOffice/4.2.5.2$Linux_X86_64 LibreOffice_project/420m0$Build-2</meta:generator>
    <meta:document-statistic meta:object-count="15"/>
  </office:meta>
</office:document-meta>
</file>